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8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5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6" style:family="graphic" style:parent-style-name="standard">
      <style:graphic-properties draw:fill-color="#fff9ae" draw:textarea-horizontal-align="justify" draw:textarea-vertical-align="top" draw:auto-grow-height="false" fo:min-height="0.766cm" fo:min-width="0.516cm"/>
    </style:style>
    <style:style style:name="gr17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9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Rancher App</text:span></text:p>
          <text:p text:style-name="P1"><text:span text:style-name="T1">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8.62cm" svg:y="17.51cm">
          <text:p text:style-name="P1"><text:span text:style-name="T1">Rancher App</text:span></text:p>
          <text:p text:style-name="P1"><text:span text:style-name="T1">senzing-phpmyadm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Rancher App</text:span></text:p>
          <text:p text:style-name="P1"><text:span text:style-name="T1">library-my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Rancher App</text:span></text:p>
          <text:p text:style-name="P1"><text:span text:style-name="T1">library-kaf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Rancher App</text:span></text:p>
          <text:p text:style-name="P1"><text:span text:style-name="T1">senzing-mock-data-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8.653cm">
          <text:p text:style-name="P1"><text:span text:style-name="T1">Docker container:</text:span></text:p>
          <text:p text:style-name="P1"><text:span text:style-name="T1">bitnami/phpmy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1.016cm" svg:x="9.575cm" svg:y="19.869cm">
          <text:p text:style-name="P5"><text:span text:style-name="T2">phpMy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1.489cm" svg:height="1.816cm" svg:x="4.721cm" svg:y="18.958cm">
          <text:p text:style-name="P5"><text:span text:style-name="T2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8" draw:layer="layout" svg:width="4.445cm" svg:height="0.762cm" svg:x="1.962cm" svg:y="6.613cm">
          <text:p text:style-name="P5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445cm" svg:y1="2.778cm" svg:x2="5.445cm" svg:y2="6.588cm">
          <text:p/>
        </draw:line>
        <draw:line draw:style-name="gr9" draw:text-style-name="P10" draw:layer="layout" svg:x1="5.445cm" svg:y1="7.342cm" svg:x2="5.445cm" svg:y2="9.891cm">
          <text:p/>
        </draw:line>
        <draw:custom-shape draw:style-name="gr10" draw:text-style-name="P6" draw:layer="layout" svg:width="4.445cm" svg:height="0.762cm" svg:x="1.862cm" svg:y="9.813cm">
          <text:p text:style-name="P5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445cm" svg:y1="16.383cm" svg:x2="5.445cm" svg:y2="19.09cm">
          <text:p/>
        </draw:line>
        <draw:custom-shape draw:style-name="gr11" draw:text-style-name="P8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2" draw:layer="layout" svg:width="3.81cm" svg:height="0.762cm" svg:x="10.404cm" svg:y="2.014cm">
          <text:p text:style-name="P1"><text:span text:style-name="T1">Rancher A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8.62cm" svg:y="8.629cm">
          <text:p text:style-name="P1"><text:span text:style-name="T1">Rancher App</text:span></text:p>
          <text:p text:style-name="P1"><text:span text:style-name="T1">senzing-kafka-test 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5cm" svg:y="9.763cm">
          <text:p text:style-name="P1"><text:span text:style-name="T1">Docker container:</text:span><text:span text:style-name="T1"><text:line-break/></text:span><text:span text:style-name="T1">confluentinc/cp-kafka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016cm" svg:height="1.016cm" svg:x="6.026cm" svg:y="11.2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016cm" svg:height="1.016cm" svg:x="4.783cm" svg:y="11.2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016cm" svg:height="1.016cm" svg:x="3.64cm" svg:y="11.2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016cm" svg:height="1.016cm" svg:x="2.497cm" svg:y="11.2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016cm" svg:height="1.016cm" svg:x="1.254cm" svg:y="11.287cm">
          <text:p/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445cm" svg:y1="10.652cm" svg:x2="5.445cm" svg:y2="15.352cm">
          <text:p/>
        </draw:line>
        <draw:line draw:style-name="gr17" draw:text-style-name="P10" draw:layer="layout" svg:x1="6.361cm" svg:y1="10.27cm" svg:x2="9.255cm" svg:y2="10.271cm">
          <text:p/>
        </draw:line>
        <draw:custom-shape draw:style-name="gr10" draw:text-style-name="P6" draw:layer="layout" svg:width="4.445cm" svg:height="0.762cm" svg:x="9.562cm" svg:y="10.913cm">
          <text:p text:style-name="P5"><text:span text:style-name="T2">kafka-console-consumer</text:span></text:p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6.361cm" svg:y1="20.071cm" svg:x2="9.255cm" svg:y2="20.072cm">
          <text:p/>
        </draw:line>
        <draw:custom-shape draw:style-name="gr1" draw:text-style-name="P2" draw:layer="layout" svg:width="6.35cm" svg:height="3.81cm" svg:x="0.999cm" svg:y="21.965cm">
          <text:p text:style-name="P1"><text:span text:style-name="T1">Rancher App</text:span></text:p>
          <text:p text:style-name="P1"><text:span text:style-name="T1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445cm" svg:y1="20.783cm" svg:x2="5.445cm" svg:y2="24.4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2-19T13:40:39.696978629</dc:date>
    <meta:editing-duration>PT1H7M57S</meta:editing-duration>
    <meta:editing-cycles>22</meta:editing-cycles>
    <meta:generator>LibreOffice/6.0.7.3$Linux_X86_64 LibreOffice_project/00m0$Build-3</meta:generator>
    <meta:document-statistic meta:object-count="39"/>
  </office:meta>
</office:document-meta>
</file>